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NewRomanPS-BoldMT" svg:font-family="TimesNewRomanPS-Bold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5" table:default-cell-style-name="Default"/>
        <table:table-row table:style-name="ro1" table:number-rows-repeated="8">
          <table:table-cell table:number-columns-repeated="15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LEDK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LED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D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CKLIGHT(</text:p>
          </table:table-cell>
          <table:table-cell office:value-type="string" calcext:value-type="string">
            <text:p>CATHOD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D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CKLIGHT(</text:p>
          </table:table-cell>
          <table:table-cell office:value-type="string" calcext:value-type="string">
            <text:p>ANOD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VC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R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UPP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R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R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R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R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R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B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B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B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B3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B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B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B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B7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ND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CLK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DISP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IGN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HSYNC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VSYNC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HSYNC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DEN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C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N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GND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XR(NC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YD(NC)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XR(NC)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XL(NC)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YD(NC)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YU(NC)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XL(NC)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YU(NC)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N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NewRomanPS-BoldMT" svg:font-family="TimesNewRomanPS-Bold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02:44:56.592000000</meta:creation-date>
    <dc:date>2025-04-15T06:05:37.155000000</dc:date>
    <meta:editing-duration>PT3H10M28S</meta:editing-duration>
    <meta:editing-cycles>1</meta:editing-cycles>
    <meta:document-statistic meta:table-count="1" meta:cell-count="295" meta:object-count="0"/>
    <meta:generator>LibreOffice/24.2.3.2$Windows_X86_64 LibreOffice_project/433d9c2ded56988e8a90e6b2e771ee4e6a5ab2ba</meta:generator>
  </office:meta>
</office:document-meta>
</file>